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helevetica" svg:font-family="helevetica"/>
    <style:font-face style:name="Times New Roman1" svg:font-family="'Times New Roman'" style:font-family-generic="roman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style:font-name="helevetica"/>
    </style:style>
    <style:style style:name="P2" style:family="paragraph" style:parent-style-name="Preformatted_20_Text">
      <style:text-properties style:font-name="helevetica" fo:font-size="14pt" style:font-size-asian="14pt" style:font-size-complex="14pt"/>
    </style:style>
    <style:style style:name="P3" style:family="paragraph" style:parent-style-name="Preformatted_20_Text">
      <style:text-properties fo:font-size="13pt" style:font-size-asian="13pt" style:font-size-complex="13pt"/>
    </style:style>
    <style:style style:name="T1" style:family="text">
      <style:text-properties style:font-name="helevetica"/>
    </style:style>
    <style:style style:name="T2" style:family="text"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[ repeatIn(objects,'o') ]]</text:p>
      <text:p text:style-name="P1"/>
      <text:p text:style-name="P2">Datos básicos</text:p>
      <text:p text:style-name="P2"/>
      <text:p text:style-name="P1">Nombre: [[ o. nombre]]</text:p>
      <text:p text:style-name="P1">Apellido: [[ o.apellido ]]</text:p>
      <text:p text:style-name="Preformatted_20_Text"><text:span text:style-name="T1">Nota: [[ o.nota ]]</text:span><text:line-break/><text:span text:style-name="T2">telefono:[[o.telefono]]</text:span></text:p>
      <text:p text:style-name="P3">Periodo:[[o.periodo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helevetica" svg:font-family="helevetica"/>
    <style:font-face style:name="Times New Roman1" svg:font-family="'Times New Roman'" style:font-family-generic="roman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7T13:08:10</dc:date>
    <meta:generator>LibreOffice/3.5$Linux_X86_64 LibreOffice_project/350m1$Build-2</meta:generator>
    <meta:editing-duration>P0D</meta:editing-duration>
    <meta:editing-cycles>3</meta:editing-cycles>
    <meta:document-statistic meta:table-count="0" meta:image-count="0" meta:object-count="0" meta:page-count="1" meta:paragraph-count="6" meta:word-count="19" meta:character-count="151" meta:non-whitespace-character-count="138"/>
  </office:meta>
</office:document-meta>
</file>